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00<text:s text:c="1"/>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GOD IS THE SONG (100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GOD IS THE CREATOR (100:3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GOD IS THE SHEPHERD (100: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GOD IS THE BLESSED ONE (100:4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GOD IS LOVE (100:5): We are his loved ones.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0 </dc:title>
    <meta:initial-creator>David STRICKLAND</meta:initial-creator>
    <dc:creator>David STRICKLAND</dc:creator>
    <meta:creation-date>2020-02-22T19:34:10Z</meta:creation-date>
    <dc:date>2020-02-22T19:34:11Z</dc:date>
    <meta:template xlink:href="BibleStudy" xlink:type="simple"/>
    <meta:editing-cycles>1</meta:editing-cycles>
    <meta:editing-duration>PT0S</meta:editing-duration>
    <meta:document-statistic meta:paragraph-count="6" meta:word-count="43"/>
  </office:meta>
</office:document-meta>
</file>